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serif"/>
    <style:font-face style:name="Lucida Grande" svg:font-family="'Lucida Grande', Verdana, Arial, sans-serif"/>
    <style:font-face style:name="Tahoma2" svg:font-family="Tahoma"/>
    <style:font-face style:name="Tahoma" svg:font-family="Tahoma, Verdana, Segoe,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weight="bold" officeooo:rsid="00199449" officeooo:paragraph-rsid="00199449" style:font-size-asian="12pt" style:font-weight-asian="bold" style:font-size-complex="12pt" style:font-weight-complex="bold"/>
    </style:style>
    <style:style style:name="P2" style:family="paragraph" style:parent-style-name="Standard" style:list-style-name="L2">
      <style:paragraph-properties fo:text-align="start" style:justify-single-word="false"/>
      <style:text-properties officeooo:paragraph-rsid="0019aad9"/>
    </style:style>
    <style:style style:name="P3" style:family="paragraph" style:parent-style-name="Standard" style:list-style-name="L2">
      <style:paragraph-properties fo:text-align="start" style:justify-single-word="false"/>
      <style:text-properties officeooo:paragraph-rsid="001a67f1"/>
    </style:style>
    <style:style style:name="P4" style:family="paragraph" style:parent-style-name="Standard" style:list-style-name="L2">
      <style:paragraph-properties fo:text-align="start" style:justify-single-word="false"/>
      <style:text-properties officeooo:paragraph-rsid="001ae967"/>
    </style:style>
    <style:style style:name="P5" style:family="paragraph" style:parent-style-name="Standard" style:list-style-name="L4">
      <style:paragraph-properties fo:text-align="start" style:justify-single-word="false"/>
      <style:text-properties officeooo:paragraph-rsid="001ae967"/>
    </style:style>
    <style:style style:name="P6" style:family="paragraph" style:parent-style-name="Standard" style:list-style-name="L4">
      <style:paragraph-properties fo:text-align="start" style:justify-single-word="false"/>
      <style:text-properties officeooo:paragraph-rsid="001b4046"/>
    </style:style>
    <style:style style:name="P7" style:family="paragraph" style:parent-style-name="Standard" style:list-style-name="L6">
      <style:paragraph-properties fo:text-align="start" style:justify-single-word="false"/>
      <style:text-properties officeooo:paragraph-rsid="001cbd41"/>
    </style:style>
    <style:style style:name="P8" style:family="paragraph" style:parent-style-name="Standard" style:list-style-name="L6">
      <style:paragraph-properties fo:text-align="start" style:justify-single-word="false"/>
      <style:text-properties officeooo:paragraph-rsid="001d7c44"/>
    </style:style>
    <style:style style:name="P9" style:family="paragraph" style:parent-style-name="Standard" style:list-style-name="L6">
      <style:paragraph-properties fo:text-align="start" style:justify-single-word="false"/>
      <style:text-properties officeooo:paragraph-rsid="001f2cbf"/>
    </style:style>
    <style:style style:name="P10" style:family="paragraph" style:parent-style-name="Standard" style:list-style-name="L8">
      <style:paragraph-properties fo:text-align="start" style:justify-single-word="false"/>
      <style:text-properties officeooo:paragraph-rsid="0020a6bd"/>
    </style:style>
    <style:style style:name="P11" style:family="paragraph" style:parent-style-name="Standard" style:list-style-name="L8">
      <style:paragraph-properties fo:text-align="start" style:justify-single-word="false"/>
      <style:text-properties officeooo:paragraph-rsid="0020e0d0"/>
    </style:style>
    <style:style style:name="P12" style:family="paragraph" style:parent-style-name="Standard" style:list-style-name="L10">
      <style:paragraph-properties fo:text-align="start" style:justify-single-word="false"/>
      <style:text-properties officeooo:paragraph-rsid="0022914a"/>
    </style:style>
    <style:style style:name="P13" style:family="paragraph" style:parent-style-name="Standard" style:list-style-name="L10">
      <style:paragraph-properties fo:text-align="start" style:justify-single-word="false"/>
      <style:text-properties officeooo:paragraph-rsid="0023fda8"/>
    </style:style>
    <style:style style:name="P14" style:family="paragraph" style:parent-style-name="Standard">
      <style:paragraph-properties fo:text-align="start" style:justify-single-word="false"/>
      <style:text-properties officeooo:paragraph-rsid="0023fda8"/>
    </style:style>
    <style:style style:name="P15" style:family="paragraph" style:parent-style-name="Standard" style:list-style-name="L13">
      <style:paragraph-properties fo:text-align="start" style:justify-single-word="false"/>
      <style:text-properties officeooo:paragraph-rsid="0027b66d"/>
    </style:style>
    <style:style style:name="P16" style:family="paragraph" style:parent-style-name="Standard" style:list-style-name="L13">
      <style:paragraph-properties fo:text-align="start" style:justify-single-word="false"/>
      <style:text-properties officeooo:paragraph-rsid="00285a10"/>
    </style:style>
    <style:style style:name="P17" style:family="paragraph" style:parent-style-name="Standard" style:list-style-name="L13">
      <style:paragraph-properties fo:text-align="start" style:justify-single-word="false"/>
      <style:text-properties officeooo:paragraph-rsid="0028a32d"/>
    </style:style>
    <style:style style:name="P18" style:family="paragraph" style:parent-style-name="Standard" style:list-style-name="L1">
      <style:paragraph-properties fo:text-align="start" style:justify-single-word="false"/>
      <style:text-properties style:font-name="Times New Roman" fo:font-size="12pt" fo:font-weight="bold" officeooo:rsid="0019aad9" officeooo:paragraph-rsid="0019aad9" style:font-size-asian="12pt" style:font-weight-asian="bold" style:font-size-complex="12pt" style:font-weight-complex="bold"/>
    </style:style>
    <style:style style:name="P19" style:family="paragraph" style:parent-style-name="Standard" style:list-style-name="L2">
      <style:paragraph-properties fo:text-align="start" style:justify-single-word="false"/>
      <style:text-properties style:font-name="Times New Roman" fo:font-size="12pt" fo:font-weight="normal" officeooo:paragraph-rsid="0019aad9" style:font-size-asian="12pt" style:font-size-complex="12pt"/>
    </style:style>
    <style:style style:name="P20" style:family="paragraph" style:parent-style-name="Standard" style:list-style-name="L2">
      <style:paragraph-properties fo:text-align="start" style:justify-single-word="false"/>
      <style:text-properties style:font-name="Times New Roman" fo:font-size="12pt" officeooo:paragraph-rsid="0019aad9" style:font-size-asian="12pt" style:font-size-complex="12pt"/>
    </style:style>
    <style:style style:name="P21" style:family="paragraph" style:parent-style-name="Standard" style:list-style-name="L2">
      <style:paragraph-properties fo:text-align="start" style:justify-single-word="false"/>
      <style:text-properties style:font-name="Times New Roman" fo:font-size="12pt" officeooo:paragraph-rsid="001a67f1" style:font-size-asian="12pt" style:font-size-complex="12pt"/>
    </style:style>
    <style:style style:name="P22" style:family="paragraph" style:parent-style-name="Standard" style:list-style-name="L4">
      <style:paragraph-properties fo:text-align="start" style:justify-single-word="false"/>
      <style:text-properties style:font-name="Times New Roman" officeooo:paragraph-rsid="001b4046"/>
    </style:style>
    <style:style style:name="P23"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fo:font-weight="normal" officeooo:paragraph-rsid="0019aad9" style:font-size-asian="12pt" style:font-size-complex="12pt"/>
    </style:style>
    <style:style style:name="P24" style:family="paragraph" style:parent-style-name="Standard" style:list-style-name="L6">
      <style:paragraph-properties fo:text-align="start" style:justify-single-word="false"/>
      <style:text-properties fo:font-variant="normal" fo:text-transform="none" fo:color="#000000" style:font-name="Times New Roman" fo:font-size="12pt" fo:letter-spacing="normal" fo:font-style="normal" fo:font-weight="normal" officeooo:paragraph-rsid="001d7c44" style:font-size-asian="12pt" style:font-size-complex="12pt"/>
    </style:style>
    <style:style style:name="P25" style:family="paragraph" style:parent-style-name="Standard" style:list-style-name="L8">
      <style:paragraph-properties fo:text-align="start" style:justify-single-word="false"/>
      <style:text-properties fo:font-variant="normal" fo:text-transform="none" fo:color="#000000" style:font-name="Times New Roman" fo:font-size="12pt" fo:letter-spacing="normal" fo:font-style="normal" fo:font-weight="normal" officeooo:paragraph-rsid="0020e0d0" style:font-size-asian="12pt" style:font-size-complex="12pt"/>
    </style:style>
    <style:style style:name="P26" style:family="paragraph" style:parent-style-name="Standard" style:list-style-name="L10">
      <style:paragraph-properties fo:text-align="start" style:justify-single-word="false"/>
      <style:text-properties fo:font-variant="normal" fo:text-transform="none" fo:color="#000000" style:font-name="Times New Roman" fo:font-size="12pt" fo:letter-spacing="normal" fo:font-style="normal" fo:font-weight="normal" officeooo:paragraph-rsid="0022914a" style:font-size-asian="12pt" style:font-size-complex="12pt"/>
    </style:style>
    <style:style style:name="P27" style:family="paragraph" style:parent-style-name="Standard" style:list-style-name="L6">
      <style:paragraph-properties fo:text-align="start" style:justify-single-word="false"/>
      <style:text-properties fo:font-variant="normal" fo:text-transform="none" fo:color="#000000" style:font-name="Times New Roman" fo:font-size="12pt" fo:letter-spacing="normal" fo:font-style="normal" fo:font-weight="normal" officeooo:rsid="001d7c44" officeooo:paragraph-rsid="001d7c44" style:font-size-asian="12pt" style:font-size-complex="12pt"/>
    </style:style>
    <style:style style:name="P28" style:family="paragraph" style:parent-style-name="Standard" style:list-style-name="L6">
      <style:paragraph-properties fo:text-align="start" style:justify-single-word="false"/>
      <style:text-properties fo:font-variant="normal" fo:text-transform="none" fo:color="#000000" style:font-name="Times New Roman" fo:font-size="12pt" fo:letter-spacing="normal" fo:font-style="normal" fo:font-weight="normal" officeooo:rsid="001d7c44" officeooo:paragraph-rsid="001f2cbf" style:font-size-asian="12pt" style:font-size-complex="12pt"/>
    </style:style>
    <style:style style:name="P2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f2cbf" officeooo:paragraph-rsid="001f2cbf" style:font-size-asian="12pt" style:font-size-complex="12pt"/>
    </style:style>
    <style:style style:name="P3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20e0d0" officeooo:paragraph-rsid="0020e0d0" style:font-size-asian="12pt" style:font-size-complex="12pt"/>
    </style:style>
    <style:style style:name="P31"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fo:font-weight="normal" officeooo:paragraph-rsid="001ae967" style:font-size-asian="12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start" style:justify-single-word="false"/>
      <style:text-properties fo:font-variant="normal" fo:text-transform="none" fo:color="#000000" style:font-name="Times New Roman" fo:font-size="12pt" fo:letter-spacing="normal" fo:font-style="normal" fo:font-weight="normal" officeooo:paragraph-rsid="001ae967" style:font-size-asian="12pt" style:font-style-asian="normal" style:font-weight-asian="normal" style:font-size-complex="12pt" style:font-style-complex="normal" style:font-weight-complex="normal"/>
    </style:style>
    <style:style style:name="P33" style:family="paragraph" style:parent-style-name="Standard" style:list-style-name="L4">
      <style:paragraph-properties fo:text-align="start" style:justify-single-word="false"/>
      <style:text-properties fo:font-variant="normal" fo:text-transform="none" fo:color="#000000" style:font-name="Times New Roman" fo:font-size="12pt" fo:letter-spacing="normal" fo:font-style="normal" fo:font-weight="normal" officeooo:paragraph-rsid="001b4046"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1b4046" style:font-size-asian="12pt" style:font-style-asian="normal" style:font-weight-asian="normal" style:font-size-complex="12pt" style:font-style-complex="normal" style:font-weight-complex="normal"/>
    </style:style>
    <style:style style:name="P35" style:family="paragraph" style:parent-style-name="Standard" style:list-style-name="L6">
      <style:paragraph-properties fo:text-align="start" style:justify-single-word="false"/>
      <style:text-properties fo:font-variant="normal" fo:text-transform="none" fo:color="#000000" style:font-name="Times New Roman" fo:font-size="12pt" fo:letter-spacing="normal" fo:font-style="normal" fo:font-weight="normal" officeooo:paragraph-rsid="001cbd4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22914a" style:font-size-asian="12pt" style:font-style-asian="normal" style:font-weight-asian="normal" style:font-size-complex="12pt" style:font-style-complex="normal" style:font-weight-complex="normal"/>
    </style:style>
    <style:style style:name="P37" style:family="paragraph" style:parent-style-name="Standard" style:list-style-name="L4">
      <style:paragraph-properties fo:text-align="start" style:justify-single-word="false"/>
      <style:text-properties fo:font-variant="normal" fo:text-transform="none" fo:color="#000000" style:font-name="Times New Roman" fo:font-size="12pt" fo:letter-spacing="normal" fo:font-style="normal" fo:font-weight="normal" officeooo:rsid="001b4046" officeooo:paragraph-rsid="001b4046" style:font-size-asian="12pt" style:font-style-asian="normal" style:font-weight-asian="normal" style:font-size-complex="12pt" style:font-style-complex="normal" style:font-weight-complex="normal"/>
    </style:style>
    <style:style style:name="P38" style:family="paragraph" style:parent-style-name="Standard" style:list-style-name="L6">
      <style:paragraph-properties fo:text-align="start" style:justify-single-word="false"/>
      <style:text-properties fo:font-variant="normal" fo:text-transform="none" fo:color="#000000" style:font-name="Times New Roman" fo:font-size="12pt" fo:letter-spacing="normal" fo:font-style="normal" fo:font-weight="normal" officeooo:rsid="001d7c44" officeooo:paragraph-rsid="001d7c44" style:font-size-asian="12pt" style:font-style-asian="normal" style:font-weight-asian="normal" style:font-size-complex="12pt" style:font-style-complex="normal" style:font-weight-complex="normal"/>
    </style:style>
    <style:style style:name="P39" style:family="paragraph" style:parent-style-name="Standard" style:list-style-name="L10">
      <style:paragraph-properties fo:text-align="start" style:justify-single-word="false"/>
      <style:text-properties fo:font-variant="normal" fo:text-transform="none" fo:color="#000000" style:font-name="Times New Roman" fo:font-size="12pt" fo:letter-spacing="normal" fo:font-style="normal" fo:font-weight="normal" officeooo:rsid="0022914a" officeooo:paragraph-rsid="0022914a"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22914a" officeooo:paragraph-rsid="0022914a" style:font-size-asian="12pt" style:font-style-asian="normal" style:font-weight-asian="normal" style:font-size-complex="12pt" style:font-style-complex="normal" style:font-weight-complex="normal"/>
    </style:style>
    <style:style style:name="P41" style:family="paragraph" style:parent-style-name="Standard" style:list-style-name="L8">
      <style:paragraph-properties fo:text-align="start" style:justify-single-word="false"/>
      <style:text-properties fo:font-variant="normal" fo:text-transform="none" fo:color="#000000" style:font-name="Times New Roman" fo:font-size="12pt" fo:letter-spacing="normal" fo:font-style="normal" fo:font-weight="normal" officeooo:rsid="001f2cbf" officeooo:paragraph-rsid="001f2cbf"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fo:font-variant="normal" fo:text-transform="none" fo:color="#000000" style:font-name="Times New Roman" fo:font-size="12pt" fo:letter-spacing="normal" fo:font-style="normal" fo:font-weight="normal" officeooo:rsid="0020a6bd" officeooo:paragraph-rsid="0020e0d0" style:font-size-asian="12pt" style:font-weight-asian="normal" style:font-size-complex="12pt" style:font-weight-complex="normal"/>
    </style:style>
    <style:style style:name="P43" style:family="paragraph" style:parent-style-name="Standard" style:list-style-name="L3">
      <style:paragraph-properties fo:text-align="start" style:justify-single-word="false"/>
      <style:text-properties fo:font-variant="normal" fo:text-transform="none" fo:color="#000000" style:font-name="Times New Roman" fo:font-size="12pt" fo:letter-spacing="normal" fo:font-style="normal" fo:font-weight="bold" officeooo:rsid="001ae967" officeooo:paragraph-rsid="001ae967" style:font-size-asian="12pt" style:font-style-asian="normal" style:font-weight-asian="bold" style:font-size-complex="12pt" style:font-style-complex="normal" style:font-weight-complex="bold"/>
    </style:style>
    <style:style style:name="P44" style:family="paragraph" style:parent-style-name="Standard" style:list-style-name="L5">
      <style:paragraph-properties fo:text-align="start" style:justify-single-word="false"/>
      <style:text-properties fo:font-variant="normal" fo:text-transform="none" fo:color="#000000" style:font-name="Times New Roman" fo:font-size="12pt" fo:letter-spacing="normal" fo:font-style="normal" fo:font-weight="bold" officeooo:rsid="0022914a" officeooo:paragraph-rsid="0022914a" style:font-size-asian="12pt" style:font-style-asian="normal" style:font-weight-asian="bold" style:font-size-complex="12pt" style:font-style-complex="normal" style:font-weight-complex="bold"/>
    </style:style>
    <style:style style:name="P45" style:family="paragraph" style:parent-style-name="Standard" style:list-style-name="L7">
      <style:paragraph-properties fo:text-align="start" style:justify-single-word="false"/>
      <style:text-properties fo:font-variant="normal" fo:text-transform="none" fo:color="#000000" style:font-name="Times New Roman" fo:font-size="12pt" fo:letter-spacing="normal" fo:font-style="normal" fo:font-weight="bold" officeooo:rsid="001f2cbf" officeooo:paragraph-rsid="001f2cbf" style:font-size-asian="12pt" style:font-weight-asian="bold" style:font-size-complex="12pt" style:font-weight-complex="bold"/>
    </style:style>
    <style:style style:name="P46" style:family="paragraph" style:parent-style-name="Standard" style:list-style-name="L2">
      <style:paragraph-properties fo:text-align="start" style:justify-single-word="false"/>
      <style:text-properties fo:font-variant="normal" fo:text-transform="none" fo:color="#000000" style:font-name="Times New Roman" fo:letter-spacing="normal" fo:font-style="normal" fo:font-weight="normal" officeooo:paragraph-rsid="001a67f1"/>
    </style:style>
    <style:style style:name="P47" style:family="paragraph" style:parent-style-name="Standard">
      <style:paragraph-properties fo:text-align="start" style:justify-single-word="false"/>
      <style:text-properties fo:font-variant="normal" fo:text-transform="none" fo:color="#000000" style:font-name="Times New Roman" fo:letter-spacing="normal" fo:font-style="normal" fo:font-weight="normal" officeooo:paragraph-rsid="0020a6bd"/>
    </style:style>
    <style:style style:name="P48" style:family="paragraph" style:parent-style-name="Standard" style:list-style-name="L8">
      <style:paragraph-properties fo:text-align="start" style:justify-single-word="false"/>
      <style:text-properties fo:font-variant="normal" fo:text-transform="none" fo:color="#000000" style:font-name="Times New Roman" fo:letter-spacing="normal" fo:font-style="normal" fo:font-weight="normal" officeooo:paragraph-rsid="0020a6bd"/>
    </style:style>
    <style:style style:name="P49" style:family="paragraph" style:parent-style-name="Standard" style:list-style-name="L6">
      <style:paragraph-properties fo:text-align="start" style:justify-single-word="false"/>
      <style:text-properties fo:font-variant="normal" fo:text-transform="none" fo:color="#000000" style:font-name="Times New Roman" fo:font-style="normal" fo:font-weight="normal" officeooo:paragraph-rsid="001d7c44"/>
    </style:style>
    <style:style style:name="P50" style:family="paragraph" style:parent-style-name="Standard" style:list-style-name="L8">
      <style:paragraph-properties fo:text-align="start" style:justify-single-word="false"/>
      <style:text-properties fo:font-variant="normal" fo:text-transform="none" fo:color="#000000" fo:letter-spacing="normal" fo:font-style="normal" officeooo:paragraph-rsid="0020a6bd"/>
    </style:style>
    <style:style style:name="P5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22914a" officeooo:paragraph-rsid="0022914a"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start" style:justify-single-word="false"/>
      <style:text-properties fo:color="#000000" style:font-name="Times New Roman" fo:font-size="12pt" fo:font-style="normal" fo:font-weight="normal" officeooo:rsid="001ae967" officeooo:paragraph-rsid="001a67f1" style:font-size-asian="12pt" style:font-style-asian="normal" style:font-weight-asian="normal" style:font-size-complex="12pt" style:font-style-complex="normal" style:font-weight-complex="normal"/>
    </style:style>
    <style:style style:name="P53" style:family="paragraph" style:parent-style-name="Standard" style:list-style-name="L8">
      <style:paragraph-properties fo:text-align="start" style:justify-single-word="false"/>
      <style:text-properties fo:color="#000000" style:font-name="Times New Roman" fo:font-size="12pt" fo:font-weight="normal" officeooo:paragraph-rsid="001f2cbf" style:font-size-asian="12pt" style:font-weight-asian="normal" style:font-size-complex="12pt" style:font-weight-complex="normal"/>
    </style:style>
    <style:style style:name="P54" style:family="paragraph" style:parent-style-name="Standard" style:list-style-name="L10">
      <style:paragraph-properties fo:text-align="start" style:justify-single-word="false"/>
      <style:text-properties fo:color="#000000" style:font-name="Times New Roman" fo:font-size="12pt" fo:font-weight="normal" officeooo:paragraph-rsid="0020e0d0" style:font-size-asian="12pt" style:font-size-complex="12pt"/>
    </style:style>
    <style:style style:name="P55" style:family="paragraph" style:parent-style-name="Standard" style:list-style-name="L10">
      <style:paragraph-properties fo:text-align="start" style:justify-single-word="false"/>
      <style:text-properties fo:color="#000000" officeooo:paragraph-rsid="0020e0d0"/>
    </style:style>
    <style:style style:name="P56" style:family="paragraph" style:parent-style-name="Standard" style:list-style-name="L9">
      <style:paragraph-properties fo:text-align="start" style:justify-single-word="false"/>
      <style:text-properties fo:font-weight="bold" officeooo:rsid="0020e0d0" officeooo:paragraph-rsid="0020e0d0" style:font-weight-asian="bold" style:font-weight-complex="bold"/>
    </style:style>
    <style:style style:name="P57" style:family="paragraph" style:parent-style-name="Standard" style:list-style-name="L12">
      <style:paragraph-properties fo:text-align="start" style:justify-single-word="false"/>
      <style:text-properties fo:font-weight="bold" officeooo:rsid="0024c404" officeooo:paragraph-rsid="0024c404" style:font-weight-asian="bold" style:font-weight-complex="bold"/>
    </style:style>
    <style:style style:name="P58" style:family="paragraph" style:parent-style-name="Standard" style:list-style-name="L4">
      <style:paragraph-properties fo:text-align="start" style:justify-single-word="false"/>
      <style:text-properties officeooo:rsid="001ae967" officeooo:paragraph-rsid="001ae967"/>
    </style:style>
    <style:style style:name="T1" style:family="text">
      <style:text-properties fo:font-variant="normal" fo:text-transform="none" fo:color="#333333" style:font-name="Times New Roman" fo:font-size="12pt" fo:letter-spacing="normal" fo:font-style="normal" fo:font-weight="normal" officeooo:rsid="0019aad9" style:font-size-asian="12pt" style:font-weight-asian="bold" style:font-size-complex="12pt" style:font-weight-complex="bold"/>
    </style:style>
    <style:style style:name="T2" style:family="text">
      <style:text-properties fo:font-variant="normal" fo:text-transform="none" style:font-name="Times New Roman" fo:font-size="12pt" fo:letter-spacing="normal" fo:font-style="normal" fo:font-weight="normal" style:font-size-asian="12pt" style:font-size-complex="12pt"/>
    </style:style>
    <style:style style:name="T3" style:family="text">
      <style:text-properties fo:font-variant="normal" fo:text-transform="none" style:font-name="Times New Roman" fo:font-size="12pt" fo:letter-spacing="normal" fo:font-style="normal" fo:font-weight="normal" officeooo:rsid="0020a6bd" style:font-size-asian="12pt" style:font-weight-asian="normal" style:font-size-complex="12pt" style:font-weight-complex="normal"/>
    </style:style>
    <style:style style:name="T4" style:family="text">
      <style:text-properties fo:font-variant="normal" fo:text-transform="none" style:font-name="Times New Roman" fo:font-size="12pt" fo:letter-spacing="normal" fo:font-style="normal" fo:font-weight="normal" officeooo:rsid="0020e0d0" style:font-size-asian="12pt" style:font-weight-asian="normal" style:font-size-complex="12pt" style:font-weight-complex="normal"/>
    </style:style>
    <style:style style:name="T5"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style:font-name="Times New Roman" fo:font-size="12pt" fo:letter-spacing="normal" fo:font-style="normal" fo:font-weight="normal" officeooo:rsid="001d7c44" style:font-size-asian="12pt" style:font-style-asian="normal" style:font-weight-asian="normal" style:font-size-complex="12pt" style:font-style-complex="normal" style:font-weight-complex="normal"/>
    </style:style>
    <style:style style:name="T7" style:family="text">
      <style:text-properties fo:font-variant="normal" fo:text-transform="none" style:font-name="Times New Roman" fo:font-size="12pt" fo:letter-spacing="normal" fo:font-style="normal" fo:font-weight="normal" officeooo:rsid="0020e0d0" style:font-size-asian="12pt" style:font-style-asian="normal" style:font-weight-asian="normal" style:font-size-complex="12pt" style:font-style-complex="normal" style:font-weight-complex="normal"/>
    </style:style>
    <style:style style:name="T8" style:family="text">
      <style:text-properties fo:font-variant="normal" fo:text-transform="none" style:font-name="Times New Roman" fo:font-size="12pt" fo:letter-spacing="normal" fo:font-style="normal" fo:font-weight="normal" officeooo:rsid="0022914a"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officeooo:rsid="001ae967"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font-style="normal" fo:font-weight="normal"/>
    </style:style>
    <style:style style:name="T12" style:family="text">
      <style:text-properties fo:font-variant="normal" fo:text-transform="none" fo:color="#000000" style:font-name="Times New Roman" fo:letter-spacing="normal" fo:font-style="normal" fo:font-weight="normal" officeooo:rsid="0020a6bd"/>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1d7c44" style:font-size-asian="12pt" style:font-size-complex="12pt"/>
    </style:style>
    <style:style style:name="T15" style:family="text">
      <style:text-properties fo:font-variant="normal" fo:text-transform="none" fo:color="#000000" style:font-name="Times New Roman" fo:font-size="12pt" fo:letter-spacing="normal" fo:font-style="normal" fo:font-weight="normal" officeooo:rsid="001f2cbf" style:font-size-asian="12pt" style:font-size-complex="12pt"/>
    </style:style>
    <style:style style:name="T16" style:family="text">
      <style:text-properties fo:font-variant="normal" fo:text-transform="none" fo:color="#000000" style:font-name="Times New Roman" fo:font-size="12pt" fo:letter-spacing="normal" fo:font-style="normal" fo:font-weight="normal" officeooo:rsid="0020a6bd" style:font-size-asian="12pt" style:font-size-complex="12pt"/>
    </style:style>
    <style:style style:name="T17" style:family="text">
      <style:text-properties fo:font-variant="normal" fo:text-transform="none" fo:color="#000000" style:font-name="Times New Roman" fo:font-size="12pt" fo:letter-spacing="normal" fo:font-style="normal" fo:font-weight="normal" officeooo:rsid="0020e0d0" style:font-size-asian="12pt" style:font-size-complex="12pt"/>
    </style:style>
    <style:style style:name="T18"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19aad9"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ae967"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officeooo:rsid="001f2cbf"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20a6bd"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font-name="Times New Roman" fo:font-size="12pt" fo:letter-spacing="normal" fo:font-style="normal" fo:font-weight="normal" officeooo:rsid="001ae967"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Times New Roman" fo:font-size="12pt" fo:letter-spacing="normal" fo:font-style="normal" fo:font-weight="normal" officeooo:rsid="001b4046"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Times New Roman" fo:font-size="12pt" fo:letter-spacing="normal" fo:font-style="normal" fo:font-weight="normal" officeooo:rsid="001cbd41"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font-size="12pt" fo:letter-spacing="normal" fo:font-style="normal" fo:font-weight="normal" officeooo:rsid="001d7c44"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Times New Roman" fo:font-size="12pt" fo:letter-spacing="normal" fo:font-style="normal" fo:font-weight="normal" officeooo:rsid="0022914a"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Times New Roman" fo:font-size="12pt" fo:letter-spacing="normal" fo:font-style="normal" fo:font-weight="normal" officeooo:rsid="0023fda8"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Times New Roman" fo:font-size="12pt" fo:letter-spacing="normal" fo:font-style="normal" fo:font-weight="normal" officeooo:rsid="0024c404"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font-name="Times New Roman" fo:font-size="12pt" fo:letter-spacing="normal" fo:font-style="normal" fo:font-weight="normal" officeooo:rsid="00266947"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Times New Roman" fo:font-size="12pt" fo:letter-spacing="normal" fo:font-style="normal" fo:font-weight="bold" officeooo:rsid="0019aad9"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font-name="Times New Roman" fo:font-size="12pt" fo:letter-spacing="normal" fo:font-style="normal" style:font-size-asian="12pt" style:font-style-asian="normal" style:font-size-complex="12pt" style:font-style-complex="normal"/>
    </style:style>
    <style:style style:name="T35" style:family="text">
      <style:text-properties fo:font-variant="normal" fo:text-transform="none" fo:color="#000000" style:font-name="Times New Roman" fo:font-size="12pt" fo:letter-spacing="normal" fo:font-style="normal" officeooo:rsid="0023fda8" style:font-size-asian="12pt" style:font-style-asian="normal" style:font-size-complex="12pt" style:font-style-complex="normal"/>
    </style:style>
    <style:style style:name="T36" style:family="text">
      <style:text-properties fo:font-variant="normal" fo:text-transform="none" fo:color="#000000" style:font-name="Times New Roman" fo:font-size="12pt" fo:letter-spacing="normal" fo:font-style="normal" officeooo:rsid="00266947" style:font-size-asian="12pt" style:font-style-asian="normal" style:font-size-complex="12pt" style:font-style-complex="normal"/>
    </style:style>
    <style:style style:name="T37" style:family="text">
      <style:text-properties fo:font-variant="normal" fo:text-transform="none" fo:color="#000000" style:font-name="Times New Roman" fo:font-size="12pt" fo:letter-spacing="normal" fo:font-style="normal" style:font-size-asian="12pt" style:font-size-complex="12pt"/>
    </style:style>
    <style:style style:name="T38" style:family="text">
      <style:text-properties fo:font-variant="normal" fo:text-transform="none" fo:color="#000000" style:font-name="Times New Roman" fo:font-size="12pt" fo:letter-spacing="normal" fo:font-style="normal" officeooo:rsid="0020e0d0" style:font-size-asian="12pt" style:font-size-complex="12pt"/>
    </style:style>
    <style:style style:name="T39"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Times New Roman" fo:font-size="12pt" fo:letter-spacing="normal" fo:font-weight="normal" style:font-size-asian="12pt" style:font-size-complex="12pt" loext:padding="0cm" loext:border="none"/>
    </style:style>
    <style:style style:name="T41"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42" style:family="text">
      <style:text-properties fo:font-variant="normal" fo:text-transform="none" fo:color="#000000" style:font-name="Times New Roman" fo:font-size="12pt" fo:letter-spacing="normal" fo:font-weight="bold" style:font-size-asian="12pt" style:font-weight-asian="bold" style:font-size-complex="12pt" style:font-weight-complex="bold" loext:padding="0cm" loext:border="none"/>
    </style:style>
    <style:style style:name="T43"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44" style:family="text">
      <style:text-properties fo:font-variant="normal" fo:text-transform="none" fo:color="#000000" style:font-name="Times New Roman" fo:font-size="12pt" fo:font-style="normal" fo:font-weight="normal" style:font-size-asian="12pt" style:font-size-complex="12pt"/>
    </style:style>
    <style:style style:name="T45" style:family="text">
      <style:text-properties fo:font-variant="normal" fo:text-transform="none" fo:color="#000000" style:font-name="Times New Roman" fo:font-style="normal" fo:font-weight="normal"/>
    </style:style>
    <style:style style:name="T46" style:family="text">
      <style:text-properties fo:font-variant="normal" fo:text-transform="none" fo:color="#000000" style:font-name="Times New Roman" fo:font-style="normal" fo:font-weight="normal" officeooo:rsid="001f2cbf"/>
    </style:style>
    <style:style style:name="T47"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fo:font-size="12pt" fo:letter-spacing="normal" fo:font-style="normal" fo:font-weight="normal" officeooo:rsid="001b4046"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66947" style:text-blinking="false" fo:background-color="#ffffff" loext:char-shading-value="0" style:font-size-asian="12pt" style:font-style-asian="normal" style:font-size-complex="12pt" style:font-style-complex="normal"/>
    </style:style>
    <style:style style:name="T53" style:family="text">
      <style:text-properties fo:font-variant="normal" fo:text-transform="none" fo:color="#000000" style:font-name="Georgia" fo:font-size="15.75pt" fo:letter-spacing="normal" fo:font-style="normal" fo:font-weight="normal" officeooo:rsid="00266947" style:font-size-asian="12pt" style:font-style-asian="normal" style:font-size-complex="12pt" style:font-style-complex="normal"/>
    </style:style>
    <style:style style:name="T54" style:family="text">
      <style:text-properties fo:font-variant="normal" fo:text-transform="none" fo:color="#000000" style:font-name="Georgia" fo:font-size="15.75pt" fo:letter-spacing="normal" fo:font-weight="normal" officeooo:rsid="00266947" style:font-size-asian="12pt" style:font-size-complex="12pt"/>
    </style:style>
    <style:style style:name="T55" style:family="text">
      <style:text-properties fo:font-variant="normal" fo:text-transform="none" fo:color="#000000" style:font-name="Times New Roman" fo:font-size="15.75pt" fo:letter-spacing="normal" fo:font-style="normal" fo:font-weight="normal" officeooo:rsid="00266947" style:font-size-asian="12pt" style:font-style-asian="normal" style:font-size-complex="12pt" style:font-style-complex="normal"/>
    </style:style>
    <style:style style:name="T56" style:family="text">
      <style:text-properties fo:font-variant="normal" fo:text-transform="none" fo:color="#000000" style:font-name="Times New Roman" fo:font-size="15.75pt" fo:letter-spacing="normal" fo:font-weight="normal" officeooo:rsid="00266947" style:font-size-asian="12pt" style:font-size-complex="12pt"/>
    </style:style>
    <style:style style:name="T57" style:family="text">
      <style:text-properties fo:font-variant="normal" fo:text-transform="none" fo:color="#000000" style:font-name="Times New Roman" fo:font-size="12pt" fo:letter-spacing="normal" fo:font-style="normal" style:font-size-asian="12pt" style:font-style-asian="normal" style:font-size-complex="12pt" style:font-style-complex="normal"/>
    </style:style>
    <style:style style:name="T58" style:family="text">
      <style:text-properties fo:font-variant="normal" fo:text-transform="none" fo:color="#000000" style:font-name="Times New Roman" fo:font-size="12pt" fo:letter-spacing="normal" fo:font-style="normal" officeooo:rsid="00266947" style:font-size-asian="12pt" style:font-style-asian="normal" style:font-size-complex="12pt" style:font-style-complex="normal"/>
    </style:style>
    <style:style style:name="T59" style:family="text">
      <style:text-properties fo:font-variant="normal" fo:text-transform="none" fo:color="#000000" style:font-name="Times New Roman" fo:font-size="12pt" fo:letter-spacing="normal" fo:font-style="normal" officeooo:rsid="00285a10" style:font-size-asian="12pt" style:font-style-asian="normal" style:font-size-complex="12pt" style:font-style-complex="normal"/>
    </style:style>
    <style:style style:name="T60" style:family="text">
      <style:text-properties fo:font-variant="normal" fo:text-transform="none" fo:color="#000000" style:font-name="Times New Roman" fo:font-size="12pt" fo:letter-spacing="normal" fo:font-style="normal" officeooo:rsid="0028a32d" style:font-size-asian="12pt" style:font-style-asian="normal" style:font-size-complex="12pt" style:font-style-complex="normal"/>
    </style:style>
    <style:style style:name="T61"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2" style:family="text">
      <style:text-properties fo:font-variant="normal" fo:text-transform="none" fo:color="#000000" style:font-name="Times New Roman" fo:font-size="12pt" fo:letter-spacing="normal" fo:font-style="normal" fo:font-weight="normal" officeooo:rsid="00266947" style:font-size-asian="12pt" style:font-style-asian="normal" style:font-size-complex="12pt" style:font-style-complex="normal"/>
    </style:style>
    <style:style style:name="T63" style:family="text">
      <style:text-properties fo:font-variant="normal" fo:text-transform="none" fo:color="#000000" style:font-name="Times New Roman" fo:font-size="12pt" fo:letter-spacing="normal" fo:font-style="normal" fo:font-weight="normal" officeooo:rsid="0027b66d" style:font-size-asian="12pt" style:font-style-asian="normal" style:font-size-complex="12pt" style:font-style-complex="normal"/>
    </style:style>
    <style:style style:name="T64" style:family="text">
      <style:text-properties fo:font-variant="normal" fo:text-transform="none" fo:color="#000000" style:font-name="Times New Roman" fo:font-size="12pt" fo:letter-spacing="normal" fo:font-style="normal" fo:font-weight="normal" officeooo:rsid="0028a32d" style:font-size-asian="12pt" style:font-style-asian="normal" style:font-size-complex="12pt" style:font-style-complex="normal"/>
    </style:style>
    <style:style style:name="T65" style:family="text">
      <style:text-properties fo:font-variant="normal" fo:text-transform="none" fo:color="#000000" style:font-name="Times New Roman" fo:font-size="12pt" fo:letter-spacing="normal" fo:font-style="normal" fo:font-weight="normal" style:font-size-asian="12pt" style:font-size-complex="12pt"/>
    </style:style>
    <style:style style:name="T66"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28a32d" style:font-size-asian="12pt" style:font-style-asian="normal" style:font-size-complex="12pt" style:font-style-complex="normal"/>
    </style:style>
    <style:style style:name="T67" style:family="text">
      <style:text-properties fo:font-variant="normal" fo:text-transform="none" fo:color="#000000" style:font-name="Times New Roman" fo:font-size="12pt" fo:letter-spacing="normal" fo:font-style="normal" style:text-underline-style="none" fo:font-weight="normal" officeooo:rsid="0028a32d" style:font-size-asian="12pt" style:font-style-asian="normal" style:font-size-complex="12pt" style:font-style-complex="normal"/>
    </style:style>
    <style:style style:name="T68" style:family="text">
      <style:text-properties fo:font-variant="normal" fo:text-transform="none" fo:color="#000000" style:font-name="Times New Roman" fo:font-size="12pt" fo:letter-spacing="normal" fo:font-weight="normal" officeooo:rsid="00266947" style:font-size-asian="12pt" style:font-size-complex="12pt"/>
    </style:style>
    <style:style style:name="T69" style:family="text">
      <style:text-properties fo:font-variant="normal" fo:text-transform="none" fo:color="#000000" style:font-name="Times New Roman" fo:font-size="12pt" fo:letter-spacing="normal" fo:font-weight="normal" officeooo:rsid="0027b66d" style:font-size-asian="12pt" style:font-size-complex="12pt"/>
    </style:style>
    <style:style style:name="T70" style:family="text">
      <style:text-properties fo:font-variant="normal" fo:text-transform="none" fo:color="#000000" style:font-name="Times New Roman" fo:font-size="12pt" fo:letter-spacing="normal" fo:font-weight="normal" officeooo:rsid="0028a32d" style:font-size-asian="12pt" style:font-size-complex="12pt"/>
    </style:style>
    <style:style style:name="T71" style:family="text">
      <style:text-properties fo:font-variant="normal" fo:text-transform="none" fo:color="#000000" style:font-name="Times New Roman" fo:font-size="12pt" fo:letter-spacing="normal" fo:font-weight="bold" officeooo:rsid="00266947" style:font-size-asian="12pt" style:font-weight-asian="bold" style:font-size-complex="12pt" style:font-weight-complex="bold"/>
    </style:style>
    <style:style style:name="T72" style:family="text">
      <style:text-properties fo:font-variant="normal" fo:text-transform="none" fo:color="#000000" style:font-name="Times New Roman" fo:font-size="12pt" fo:letter-spacing="normal" fo:font-weight="bold" officeooo:rsid="0027b66d" style:font-size-asian="12pt" style:font-weight-asian="bold" style:font-size-complex="12pt" style:font-weight-complex="bold"/>
    </style:style>
    <style:style style:name="T73" style:family="text">
      <style:text-properties fo:font-variant="normal" fo:text-transform="none" fo:color="#000000" style:font-name="Times New Roman" fo:font-size="12.75pt" fo:letter-spacing="normal" fo:font-style="normal" fo:font-weight="normal" style:font-size-asian="12pt" style:font-style-asian="normal" style:font-size-complex="12pt" style:font-style-complex="normal"/>
    </style:style>
    <style:style style:name="T74" style:family="text">
      <style:text-properties fo:font-variant="normal" fo:text-transform="none" fo:color="#000000" style:font-name="Lucida Grande" fo:font-size="12pt" fo:letter-spacing="normal" fo:font-style="normal" fo:font-weight="normal" officeooo:rsid="0027b66d" style:font-size-asian="12pt" style:font-style-asian="normal" style:font-size-complex="12pt" style:font-style-complex="normal"/>
    </style:style>
    <style:style style:name="T75" style:family="text">
      <style:text-properties fo:font-variant="normal" fo:text-transform="none" fo:color="#000000" style:font-name="Lucida Grande" fo:font-size="12pt" fo:letter-spacing="normal" fo:font-style="normal" fo:font-weight="normal" officeooo:rsid="0028a32d" style:font-size-asian="12pt" style:font-style-asian="normal" style:font-size-complex="12pt" style:font-style-complex="normal"/>
    </style:style>
    <style:style style:name="T76" style:family="text">
      <style:text-properties fo:font-variant="normal" fo:text-transform="none" fo:color="#000000" style:font-name="Lucida Grande" fo:font-size="12pt" fo:letter-spacing="normal" fo:font-weight="normal" officeooo:rsid="0027b66d" style:font-size-asian="12pt" style:font-size-complex="12pt"/>
    </style:style>
    <style:style style:name="T77" style:family="text">
      <style:text-properties fo:font-variant="normal" fo:text-transform="none" fo:color="#000000" style:font-name="Lucida Grande" fo:font-size="12pt" fo:letter-spacing="normal" fo:font-weight="normal" officeooo:rsid="0028a32d" style:font-size-asian="12pt" style:font-size-complex="12pt"/>
    </style:style>
    <style:style style:name="T78" style:family="text">
      <style:text-properties fo:font-variant="normal" fo:text-transform="none" fo:color="#000000" style:font-name="sans-serif" fo:font-size="12.75pt" fo:letter-spacing="normal" fo:font-style="normal" fo:font-weight="normal" style:font-size-asian="12pt" style:font-style-asian="normal" style:font-size-complex="12pt" style:font-style-complex="normal"/>
    </style:style>
    <style:style style:name="T79" style:family="text">
      <style:text-properties fo:font-variant="normal" fo:text-transform="none" fo:letter-spacing="normal" fo:font-style="normal" officeooo:rsid="001f2cbf"/>
    </style:style>
    <style:style style:name="T80" style:family="text">
      <style:text-properties fo:font-variant="normal" fo:text-transform="none" fo:letter-spacing="normal" fo:font-style="normal" officeooo:rsid="0020a6bd"/>
    </style:style>
    <style:style style:name="T81" style:family="text">
      <style:text-properties fo:font-variant="normal" fo:text-transform="none" style:text-line-through-style="none" style:text-line-through-type="none" fo:letter-spacing="normal" fo:font-style="normal" style:text-underline-style="none" officeooo:rsid="001f2cbf" style:text-blinking="false" fo:background-color="#ffffff" loext:char-shading-value="0"/>
    </style:style>
    <style:style style:name="T82" style:family="text">
      <style:text-properties fo:font-variant="normal" fo:text-transform="none" fo:color="#00aae5" style:text-line-through-style="none" style:text-line-through-type="none" style:font-name="Georgia" fo:font-size="15.75pt" fo:letter-spacing="normal" fo:font-style="normal" style:text-underline-style="none" fo:font-weight="normal" officeooo:rsid="00266947" style:text-blinking="false" fo:background-color="#ffffff" loext:char-shading-value="0" style:font-size-asian="12pt" style:font-style-asian="normal" style:font-size-complex="12pt" style:font-style-complex="normal"/>
    </style:style>
    <style:style style:name="T83" style:family="text">
      <style:text-properties fo:font-variant="normal" fo:text-transform="none" fo:color="#00aae5" style:text-line-through-style="none" style:text-line-through-type="none" style:font-name="Times New Roman" fo:font-size="15.75pt" fo:letter-spacing="normal" fo:font-style="normal" style:text-underline-style="none" fo:font-weight="normal" officeooo:rsid="00266947" style:text-blinking="false" fo:background-color="#ffffff" loext:char-shading-value="0" style:font-size-asian="12pt" style:font-style-asian="normal" style:font-size-complex="12pt" style:font-style-complex="normal"/>
    </style:style>
    <style:style style:name="T84" style:family="text">
      <style:text-properties fo:font-variant="normal" fo:text-transform="none" fo:color="#00aae5" style:text-line-through-style="none" style:text-line-through-type="none" style:font-name="Times New Roman" fo:font-size="12pt" fo:letter-spacing="normal" fo:font-style="normal" style:text-underline-style="none" fo:font-weight="normal" officeooo:rsid="00266947" style:text-blinking="false" fo:background-color="#ffffff" loext:char-shading-value="0" style:font-size-asian="12pt" style:font-style-asian="normal" style:font-size-complex="12pt" style:font-style-complex="normal"/>
    </style:style>
    <style:style style:name="T85" style:family="text">
      <style:text-properties fo:font-variant="normal" fo:text-transform="none" fo:color="#398671" style:font-name="Times New Roman" fo:font-size="12pt" fo:letter-spacing="normal" fo:font-style="normal" style:text-underline-style="solid" style:text-underline-width="auto" style:text-underline-color="font-color" fo:font-weight="normal" officeooo:rsid="0028a32d" style:font-size-asian="12pt" style:font-style-asian="normal" style:font-size-complex="12pt" style:font-style-complex="normal"/>
    </style:style>
    <style:style style:name="T86" style:family="text">
      <style:text-properties fo:font-variant="normal" fo:text-transform="none" fo:color="#398671" style:font-name="Lucida Grande" fo:font-size="12pt" fo:letter-spacing="normal" fo:font-style="normal" style:text-underline-style="solid" style:text-underline-width="auto" style:text-underline-color="font-color" fo:font-weight="normal" officeooo:rsid="0028a32d" style:font-size-asian="12pt" style:font-style-asian="normal" style:font-size-complex="12pt" style:font-style-complex="normal"/>
    </style:style>
    <style:style style:name="T87" style:family="text">
      <style:text-properties fo:font-variant="normal" fo:text-transform="none" fo:color="#464646" style:font-name="sans-serif" fo:font-size="12.75pt" fo:letter-spacing="normal" fo:font-style="normal" fo:font-weight="normal" style:font-size-asian="12pt" style:font-style-asian="normal" style:font-size-complex="12pt" style:font-style-complex="normal"/>
    </style:style>
    <style:style style:name="T88" style:family="text">
      <style:text-properties style:font-name="Times New Roman" fo:font-size="12pt" fo:font-weight="normal" officeooo:rsid="0019aad9" style:font-size-asian="12pt" style:font-weight-asian="normal" style:font-size-complex="12pt" style:font-weight-complex="normal"/>
    </style:style>
    <style:style style:name="T89" style:family="text">
      <style:text-properties style:font-name="Times New Roman" fo:font-size="12pt" fo:font-weight="normal" officeooo:rsid="001a67f1" style:font-size-asian="12pt" style:font-weight-asian="normal" style:font-size-complex="12pt" style:font-weight-complex="normal"/>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officeooo:rsid="0022914a" style:font-size-asian="12pt" style:font-size-complex="12pt"/>
    </style:style>
    <style:style style:name="T92" style:family="text">
      <style:text-properties style:font-name="Times New Roman" fo:font-size="12pt" style:font-size-asian="12pt" style:font-size-complex="12pt"/>
    </style:style>
    <style:style style:name="T93" style:family="text">
      <style:text-properties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94" style:family="text">
      <style:text-properties style:font-name="Times New Roman" fo:font-size="12pt" fo:font-weight="bold" style:font-size-asian="12pt" style:font-weight-asian="bold" style:font-size-complex="12pt" style:font-weight-complex="bold"/>
    </style:style>
    <style:style style:name="T95" style:family="text">
      <style:text-properties fo:color="#000000" fo:font-size="12pt" fo:font-style="normal" fo:font-weight="normal" officeooo:rsid="001ae967" style:font-size-asian="12pt" style:font-style-asian="normal" style:font-weight-asian="normal" style:font-size-complex="12pt" style:font-style-complex="normal" style:font-weight-complex="normal"/>
    </style:style>
    <style:style style:name="T96" style:family="text">
      <style:text-properties fo:color="#000000" fo:font-weight="normal" officeooo:rsid="001a67f1" style:font-weight-asian="normal" style:font-weight-complex="normal"/>
    </style:style>
    <style:style style:name="T97" style:family="text">
      <style:text-properties fo:color="#000000" fo:font-weight="normal" officeooo:rsid="001ae967" style:font-weight-asian="normal" style:font-weight-complex="normal"/>
    </style:style>
    <style:style style:name="T98" style:family="text">
      <style:text-properties fo:color="#000000" fo:font-style="normal" fo:font-weight="normal" officeooo:rsid="001ae967"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enças causada por vírus.</text:p>
      <text:p text:style-name="P1"/>
      <text:list xml:id="list1014454935062251620" text:style-name="L1">
        <text:list-item>
          <text:p text:style-name="P18">Dengue.</text:p>
        </text:list-item>
      </text:list>
      <text:list xml:id="list2490049086643751220" text:style-name="L2">
        <text:list-item>
          <text:p text:style-name="P2"><text:span text:style-name="T1">Agente Causador: </text:span><text:span text:style-name="T13">A dengue é uma doença infecciosa febril aguda causada por um vírus pertence à família Flaviviridae, do gênero Flavivírus. O vírus da dengue apresenta quatro sorotipos, em geral, denominados DENV-1, DENV-2, DENV-3 e DENV-4. Esses também são classificados como arbovírus, ou seja, são normalmente transmitidos por mosquitos. No Brasil, os vírus da dengue são transmitidos pela fêmea do mosquito </text:span><text:span text:style-name="Emphasis"><text:span text:style-name="T42">Aedes aegypti</text:span></text:span><text:span text:style-name="Emphasis"><text:span text:style-name="T40"> </text:span></text:span><text:span text:style-name="T13">(quando também infectada pelos vírus) e podem causar tanto a manifestação clássica da doença quanto a forma considerada hemorrágica. </text:span></text:p>
          <text:p text:style-name="P23"/>
        </text:list-item>
        <text:list-item>
          <text:p text:style-name="P2"><text:span text:style-name="Strong_20_Emphasis"><text:span text:style-name="T19">Agente Transmissor</text:span></text:span><text:span text:style-name="Strong_20_Emphasis"><text:span text:style-name="T32">: </text:span></text:span><text:span text:style-name="Strong_20_Emphasis"><text:span text:style-name="T18">O mosquito fêmea, que tem menos de 1 cm, do tamanho de um dedo mindinho, deposita seus ovos na água parada, em condições adequadas (locais quentes e úmidos), quando eles são liberados começam a criar larvas, para dar origem ao mosquito da dengue (</text:span></text:span><text:span text:style-name="Strong_20_Emphasis"><text:span text:style-name="Emphasis"><text:span text:style-name="T41">Aedes aegypti</text:span></text:span></text:span><text:span text:style-name="Strong_20_Emphasis"><text:span text:style-name="T18">).</text:span></text:span><text:span text:style-name="T90">Há, também, outra espécie de mosquito transmissor da Dengue, é o </text:span><text:span text:style-name="Emphasis"><text:span text:style-name="T94">Aedes albopictus</text:span></text:span><text:span text:style-name="T90">, ele possui hábitos iguais o do </text:span><text:span text:style-name="Emphasis"><text:span text:style-name="T94">Aedes aegypti</text:span></text:span><text:span text:style-name="T90">, mas sua ocorrência é muito menor.Quando um indivíduo é picado pelo mosquito, a manifestação da doença costuma ocorrer de 5 a 6 dias, em outras vezes pode demorar até 15 dias. O mosquito ataca o ser humano e alguns primatas.</text:span></text:p>
          <text:p text:style-name="P19"/>
        </text:list-item>
        <text:list-item>
          <text:p text:style-name="P2"><text:span text:style-name="T88">Formas de Contágio: </text:span><text:span text:style-name="T2">Sua principal forma de transmissão é pela picada do mosquito fêmea </text:span><text:span text:style-name="Emphasis"><text:span text:style-name="T93">Aedes aegypti</text:span></text:span><text:span text:style-name="T2">, mas existem registros de “transmissão vertical” (da gestante infectada para o bebê) e, também, por transfusão de sangue.</text:span><text:span text:style-name="T92"> </text:span></text:p>
          <text:p text:style-name="P20"/>
        </text:list-item>
        <text:list-item>
          <text:p text:style-name="P3"><text:span text:style-name="T89">Sintomas: </text:span><text:span text:style-name="T18">A doença pode ser assintomática ou pode evoluir até quadros mais graves, como hemorragia e choque. Na chamada dengue clássica, que deve ser notificada, a primeira manifestação é febre alta (39° a 40°C) e de início </text:span><text:span text:style-name="T20">repentino</text:span><text:span text:style-name="T18">, usualmente seguida de dor de cabeça ou nos olhos, cansaço ou dores musculares e ósseas, falta de apetite, náuseas, tont</text:span><text:span text:style-name="T20">u</text:span><text:span text:style-name="T18">ras, vômitos e erupções na pele. A doença tem duração de cinco a sete dias (máximo de 10), mas o período de </text:span><text:span text:style-name="T20">duração da doença</text:span><text:span text:style-name="T18"> pode ser acompanhado de grande debili</text:span><text:span text:style-name="T20">tação</text:span><text:span text:style-name="T18"> física, e prolongar-se por várias semanas. </text:span><text:span text:style-name="T11">No que se refere à forma mais grave da enfermidade, conhecida como febre hemorrágica da dengue, os sintomas iniciais são semelhantes, porém há um agravamento do quadro no terceiro ou quarto dia de evolução, com aparecimento de manifestações hemorrágicas e colapso circulatório.</text:span></text:p>
          <text:p text:style-name="P46"/>
        </text:list-item>
        <text:list-item>
          <text:p text:style-name="P21"><text:span text:style-name="T96"><text:s/></text:span><text:span text:style-name="T97">Tratamento: </text:span><text:span text:style-name="T10">Até o momento, não há um remédio eficaz contra o vírus da dengue. No entanto, o tratamento é realizado a base de analgésicos e antitérmicos e pode ser feito no domicílio, com orientação para retorno ao serviço de saúde. Indica-se hidratação oral com aumento da ingestão de água, sucos, chás, soros caseiros etc. Não devem ser usados medicamentos com ou derivados do ácido acetilsalicílico (AAS) e anti-inflamatórios derivados (como a dipirona), por aumentar o risco de hemorragias. No que se refere à dengue hemorrágica, o tratamento é realizado a partir de internação hospitalar do paciente.</text:span><text:span text:style-name="T98"> </text:span></text:p>
          <text:p text:style-name="P52"/>
        </text:list-item>
        <text:list-item>
          <text:p text:style-name="P4"><text:span text:style-name="T95">Formas de Prevenção: </text:span><text:span text:style-name="T23">A prevenção da doença pode ser feito de duas formas. Uma pela redução ou controle de infestação pelo mosquito, medida que tem sido promovida e realizada nos últimos anos pelo Ministério da Saúde, que sempre solicita ajuda e conscientização da população. A outra seria a utilização de uma vacina eficaz. No entanto, ainda não está disponível para aplicação em larga escala uma vacina tetravalente, ou seja, a qual deverá imunizar contra os quatro tipos de vírus dengue. Os resultados até então obtidos não permitem definir com certeza quando vacinas estarão disponíveis para a doença, restando como alternativa as medidas de combate aos vetores.</text:span></text:p>
          <text:p text:style-name="P31"/>
        </text:list-item>
      </text:list>
      <text:list xml:id="list4980871026983081179" text:style-name="L3">
        <text:list-item>
          <text:p text:style-name="P43"><text:soft-page-break/>Gripe Comum</text:p>
        </text:list-item>
      </text:list>
      <text:list xml:id="list2436717304881457728" text:style-name="L4">
        <text:list-item>
          <text:p text:style-name="P5"><text:span text:style-name="T24">Agente Causador: </text:span><text:span text:style-name="T23">A </text:span><text:span text:style-name="Strong_20_Emphasis"><text:span text:style-name="T23">gripe comum</text:span></text:span><text:span text:style-name="Strong_20_Emphasis"><text:span text:style-name="T34"> </text:span></text:span><text:span text:style-name="T23">é uma </text:span><text:span text:style-name="T39">doença infecciosa </text:span><text:span text:style-name="T23">aguda, causada pelo </text:span><text:span text:style-name="T39">vírus </text:span><text:span text:style-name="T23">influenza, subdividido em 3 tipos: A, B e C, porém, apenas os tipos A e B têm relevância clínica em humanos. O vírus influenza apresenta altas taxas de mutação e o vírus </text:span><text:span text:style-name="T39">influenza A</text:span><text:span text:style-name="T23">, que infecta </text:span><text:span text:style-name="T39">aves </text:span><text:span text:style-name="T23">e se adapta ocasionalmente aos humanos, apresenta maior variabilidade e possui subtipos como H1N1, H2N2 e H3N2 que são associados com maiores complicações. </text:span></text:p>
          <text:p text:style-name="P32"/>
        </text:list-item>
        <text:list-item>
          <text:p text:style-name="P5"><text:span text:style-name="T24">Agente Transmissor: </text:span><text:span text:style-name="T23">A transmissão do vírus da gripe ocorre de pessoa para pessoa através de partículas infectadas eliminadas através da tosse ou espirro, mas também pode ocorrer através da contaminação de superfícies por via respiratória. Geralmente ocorre a inalação partículas de secreção infectadas em suspensão no ar. A tosse é o meio mais comum de eliminar gotículas contaminadas, pois o vírus atinge a </text:span><text:span text:style-name="T39">traqueia</text:span><text:span text:style-name="T23">. </text:span></text:p>
          <text:p text:style-name="P32"/>
        </text:list-item>
        <text:list-item>
          <text:p text:style-name="P58"><text:span text:style-name="T23">Formas de Contágio: Assim como os meios de tranmissão descrevem a forma de transmissão mais comum se dá pelas particulas infectadas expelidas por alguem já infectado pelo vírus, logo o uso compartilhado de materiais de higiene ou alimentação (lenços, escovas de dente, copos, talheres, toalhas e etc.) </text:span><text:span text:style-name="T25">ou contato com tais particulas de alguma forma por exemplo atravéz do beijo ou demais ações parecidas são também uma forma muito comum e recorrente de contágio do vírus da gripe.</text:span></text:p>
          <text:p text:style-name="P37"/>
        </text:list-item>
        <text:list-item>
          <text:p text:style-name="P6"><text:span text:style-name="T25">Sintomas: </text:span><text:span text:style-name="T23">Seus sintomas geralmente aparecem de forma repentina, com febre, vermelhidão no rosto, dores no corpo e </text:span><text:span text:style-name="T50">cansaço</text:span><text:span text:style-name="T23">. Entre o segundo e o quarto dia, os sintomas do corpo tendem a diminuir enquanto os sintomas respiratórios aumentam, aparecendo com frequência uma tosse seca. </text:span></text:p>
          <text:p text:style-name="P33"/>
        </text:list-item>
        <text:list-item>
          <text:p text:style-name="P22"><text:span text:style-name="T48">Tratamento: </text:span><text:span text:style-name="T47">Na grande maioria dos casos, o tratamento é apenas para aliviar os sintomas e são receitados </text:span><text:span text:style-name="T49">analgésicos </text:span><text:span text:style-name="T47">e antitérmicos, para as dores e controle da febre, repouso e hidratação. </text:span></text:p>
          <text:p text:style-name="P33"/>
        </text:list-item>
        <text:list-item>
          <text:p text:style-name="P6"><text:span text:style-name="T25">Formas de Prevenção: </text:span><text:span text:style-name="T23">A </text:span><text:span text:style-name="T50">vacina da gripe </text:span><text:span text:style-name="T23">é a melhor maneira de evitar a gripe e suas complicações. Todos os anos, é necessário receber uma nova dose, já que a sua composição é alterada de acordo com o tipo de vírus mais provável de se disseminar. A vacina da gripe previne aproximadamente 70-90% dos casos de gripe.</text:span></text:p>
        </text:list-item>
      </text:list>
      <text:p text:style-name="P34"/>
      <text:p text:style-name="P34"/>
      <text:p text:style-name="P34"/>
      <text:p text:style-name="P34"/>
      <text:list xml:id="list3594141937479694" text:style-name="L5">
        <text:list-item>
          <text:p text:style-name="P44">Febre Amarela</text:p>
        </text:list-item>
      </text:list>
      <text:list xml:id="list5991961321073087053" text:style-name="L6">
        <text:list-item>
          <text:p text:style-name="P7"><text:span text:style-name="T26">Agente Causador: </text:span><text:span text:style-name="T23">A febre amarela costuma ser transmitida por mosquitos, principalmente o </text:span><text:span text:style-name="Emphasis"><text:span text:style-name="T41">Aedes aegypti </text:span></text:span><text:span text:style-name="T23">(em áreas urbanas) e o </text:span><text:span text:style-name="Emphasis"><text:span text:style-name="T41">Haemagogus</text:span></text:span><text:span text:style-name="Emphasis"><text:span text:style-name="T33"> </text:span></text:span><text:span text:style-name="T23">(em áreas rurais). O mosquito é infectado ao picar uma pessoa ou animais com a doença e então desenvolve a doença e passa a transmiti-la para quem ele picar.</text:span></text:p>
          <text:p text:style-name="P35"/>
        </text:list-item>
        <text:list-item>
          <text:p text:style-name="P38">Agente Transmissor: O vírus da febre amarela é transmitido pela picada dos mosquitos transmissores infectados. A doença não é passada de pessoa a pessoa. A vacina é a principal ferramenta de prevenção e controle da doença</text:p>
          <text:p text:style-name="P8"><text:span text:style-name="T27">. </text:span><text:span text:style-name="T23"><text:s/></text:span></text:p>
        </text:list-item>
        <text:list-item>
          <text:p text:style-name="P38">Formas de Contágio: Existem dois ciclos da febre amarela que podem ajudar a compreender como ocorre seu contágio:</text:p>
          <text:p text:style-name="P38"/>
          <text:p text:style-name="P8"><text:span text:style-name="T13">Febre amarela silvestre: em que mosquitos destas regiões se infectam picando primatas com </text:span><text:soft-page-break/><text:span text:style-name="T13">a doença e podem transmitir a um humano que visite este habitat.</text:span></text:p>
          <text:p text:style-name="P24"/>
          <text:p text:style-name="P8"><text:span text:style-name="T13">Febre amarela urbana: em que um humano infectado anteriormente pela febre amarela silvestre a transmite para mosquitos urbanos, como o </text:span><text:span text:style-name="Emphasis"><text:span text:style-name="T43">Aedes aegypti</text:span></text:span><text:span text:style-name="T13">, que a espalham.</text:span></text:p>
          <text:p text:style-name="P27"/>
        </text:list-item>
        <text:list-item>
          <text:p text:style-name="P8"><text:span text:style-name="T14">Sintomas: </text:span><text:span text:style-name="T13">Os sintomas iniciais da febre amarela incluem o início súbito de febre, calafrios, dor de cabeça intensa, dores nas costas, dores no corpo em geral, náuseas e vômitos, fadiga e fraqueza. A maioria das pessoas melhora após estes sintomas iniciais. No entanto, cerca de 15% apresentam um breve período de horas a um dia sem sintomas e, então, desenvolvem uma forma mais grave da doença. </text:span><text:span text:style-name="T14">Nesses</text:span><text:span text:style-name="T45"> casos, a pessoa pode desenvolver febre alta, icterícia (coloração amarelada da pele e do branco dos olhos), hemorragia e, eventualmente, choque e insuficiência de múltiplos órgãos.</text:span></text:p>
          <text:p text:style-name="P49"/>
        </text:list-item>
        <text:list-item>
          <text:p text:style-name="P9"><text:span text:style-name="T46">Tratamento: </text:span><text:span text:style-name="T13">O tratamento é apenas sintomático, com cuidadosa assistência ao paciente que, sob hospitalização, deve permanecer em repouso, com reposição de líquidos e das perdas sanguíneas, quando indicado. Nas formas graves, o paciente deve ser atendido em Unidade de Terapia Intensiva (UTI), para reduzir as complicações e o risco de óbito. Medicamentos salicilatos devem ser evitados (AAS e Aspirina), já que o uso pode favorecer o aparecimento de manifestações hemorrágicas.</text:span><text:span text:style-name="T44"> </text:span></text:p>
          <text:p text:style-name="P28"/>
        </text:list-item>
        <text:list-item>
          <text:p text:style-name="P9"><text:span text:style-name="T14">F</text:span><text:span text:style-name="T15">ormas de Prevenção: </text:span><text:span text:style-name="T13">A vacinação é considerada pela Organização Mundial da Saúde a forma mais importante de prevenir a febre amarela. Tanto que é a vacinação frequente que impede que a doença de espalhe mesmo em áreas endêmicas. É preciso que ao menos 80% da população seja imunizada contra um vírus para prevenir a doença nestas regiões. </text:span><text:span text:style-name="T15">No caso de pessoas com mais de 60 anos que nunca foram vacinadas, o médico deve levar em conta os riscos da vacinação, que incluem o risco de eventos adversos nessa faixa etária ou decorrentes de comorbidades. Gestantes e lactantes são contraindicadas a tomar esta vacina, assim como pessoas imunossuprimidas. </text:span></text:p>
        </text:list-item>
      </text:list>
      <text:p text:style-name="P29"/>
      <text:p text:style-name="P29"/>
      <text:p text:style-name="P29"/>
      <text:list xml:id="list4496155912867629255" text:style-name="L7">
        <text:list-item>
          <text:p text:style-name="P45">AIDS</text:p>
        </text:list-item>
      </text:list>
      <text:list xml:id="list3702840594469259897" text:style-name="L8">
        <text:list-item>
          <text:p text:style-name="P53"><text:span text:style-name="T79">Agente Causador: A infecção da A</text:span><text:span text:style-name="T80">IDS</text:span><text:span text:style-name="T79"> se dá pelo </text:span><text:span text:style-name="T81">HIV</text:span><text:span text:style-name="T79">, vírus que ataca as células do </text:span><text:span text:style-name="T81">sistema imunológico</text:span><text:span text:style-name="T79">, destruindo os glóbulos brancos (linfócitos T CD4+). A falta desses linfócitos diminui a capacidade do organismo de se defender de doenças oportunistas, causadas por microorganismos que normalmente não são capazes de desencadear males em pessoas com sistema imune normal. </text:span></text:p>
          <text:p text:style-name="P41"/>
        </text:list-item>
        <text:list-item>
          <text:p text:style-name="P10"><text:span text:style-name="T21">Agente Transmissor: </text:span><text:span text:style-name="T13">O HIV pode ser transmitido pelo sangue, esperma e secreção vaginal, pelo leite materno, ou transfusão de sangue contaminado. O portador do HIV, mesmo sem apresentar os sintomas da A</text:span><text:span text:style-name="T16">IDS</text:span><text:span text:style-name="T13">, pode transmitir o vírus, por isso, a importância do uso de preservativo em todas as relações sexuais.</text:span><text:span text:style-name="T9"> </text:span></text:p>
          <text:p text:style-name="P50"/>
        </text:list-item>
        <text:list-item>
          <text:p text:style-name="P10"><text:span text:style-name="T22">Formas de Contágio: A AIDS é uma doença altamente contagiosa e as principais formas de transmissão do vírus HIV são por via sexual, contato sanguíneo ou de mãe para filho, durante a gravidez, parto ou aleitamento. Algumas das ocorrêndias mais comuns de contágio são: Contato íntimo sem preservativo,c</text:span><text:span text:style-name="T11">ontato direto com o sangue infectado, </text:span><text:span text:style-name="T12">u</text:span><text:span text:style-name="T11">sar agulha ou seringa que já tenha sido usada por outra pessoa infectada com o vírus </text:span><text:span text:style-name="T12">e t</text:span><text:span text:style-name="T11">ransmissão de mãe para filho na gravidez, parto ou amamentação.</text:span></text:p>
        </text:list-item>
      </text:list>
      <text:p text:style-name="P47"/>
      <text:p text:style-name="P47"/>
      <text:p text:style-name="P47"/>
      <text:list xml:id="list235756183943775" text:continue-numbering="true" text:style-name="L8">
        <text:list-item>
          <text:p text:style-name="P10"><text:soft-page-break/><text:span text:style-name="T12">Sintomas: </text:span><text:span text:style-name="T13">Os primeiros </text:span><text:span text:style-name="T51">sintomas de HIV </text:span><text:span text:style-name="T13">observáveis para Aids são fraqueza, febre, emagrecimento, </text:span><text:span text:style-name="T51">diarréia </text:span><text:span text:style-name="T13">prolongada sem causa aparente. Na criança que nasce infectada, os efeitos mais comuns são problemas nos pulmões, diarréia e dificuldades no desenvolvimento.</text:span><text:span text:style-name="T11"> </text:span></text:p>
          <text:p text:style-name="P48"/>
        </text:list-item>
        <text:list-item>
          <text:p text:style-name="P11"><text:span text:style-name="T12">Tratamento: </text:span><text:span text:style-name="T13">A A</text:span><text:span text:style-name="T17">IDS</text:span><text:span text:style-name="T13"> não tem cura, mas os portadores do HIV dispõem de tratamento oferecido gratuitamente pelo Governo. Ao procurar ajuda médica, em um dos hospitais especializados em </text:span><text:a xlink:type="simple" xlink:href="http://www.minhavida.com.br/temas/DST" office:target-frame-name="_blank" xlink:show="new" text:style-name="Internet_20_link" text:visited-style-name="Visited_20_Internet_20_Link"><text:span text:style-name="T51">DST</text:span></text:a><text:span text:style-name="T13">/A</text:span><text:span text:style-name="T17">IDS</text:span><text:span text:style-name="T13">, o paciente terá acesso ao tratamento anti-retroviral. Os objetivos do tratamento são prolongar a sobrevida e melhorar a qualidade de vida do paciente com A</text:span><text:span text:style-name="T17">IDS</text:span><text:span text:style-name="T13">, pela redução da carga viral e reconstituição do sistema imunológico. O atendimento é garantido pelo SUS, por meio de ampla rede de serviços.</text:span></text:p>
          <text:p text:style-name="P25"><text:s/></text:p>
        </text:list-item>
        <text:list-item>
          <text:p text:style-name="P11"><text:span text:style-name="T17">Formas de Prevenção: </text:span><text:span text:style-name="T13">Para evitar a transmissão da AIDS, o método mais recomendado é o uso de preservativos durante a relação sexual, bem como o uso de seringas e agulhas descartáveis. Outras medidas consistem em testar previamente o sangue a ser transfundido e usar luvas quando for manipular feridas ou líquidos potencialmente contaminados. <text:s/></text:span><text:span text:style-name="T17">Um adicional aos casos de natureza sexual é o uso de espermicida em spray à base de nonoxinol-9.</text:span></text:p>
        </text:list-item>
      </text:list>
      <text:p text:style-name="P30"/>
      <text:p text:style-name="P30"/>
      <text:p text:style-name="P30"/>
      <text:p text:style-name="P30"/>
      <text:list xml:id="list2632822819127559552" text:style-name="L9">
        <text:list-item>
          <text:p text:style-name="P56"><text:span text:style-name="T38">R</text:span><text:span text:style-name="T37">aiva</text:span></text:p>
        </text:list-item>
      </text:list>
      <text:list xml:id="list4215935503911473576" text:style-name="L10">
        <text:list-item>
          <text:p text:style-name="P55"><text:span text:style-name="T4">Agente Causador: </text:span><text:span text:style-name="T3">A raiva é transmitida pela saliva infectada que entra no corpo por meio de uma mordida ou pele lesionada. O vírus viaja da ferida até o cérebro, onde causa inchaço ou inflamação. Qualquer mamífero é capaz de transmitir raiva. <text:s/></text:span></text:p>
          <text:p text:style-name="P42"/>
        </text:list-item>
        <text:list-item>
          <text:p text:style-name="P55"><text:span text:style-name="T6">A</text:span><text:span text:style-name="T7">gente Transmissor: </text:span><text:span text:style-name="T5">O vírus é transmitido por mordidas, lambidas ou machucados causados por mamíferos contaminados. Contato com a pele do animal não oferece riscos. Na maioria dos casos a contaminação ocorre por cães ou morcegos, </text:span><text:span text:style-name="T8">p</text:span><text:span text:style-name="T90">ode ser transmitido </text:span><text:span text:style-name="T91">também</text:span><text:span text:style-name="T90"> entre seres humanos, através de doação de órgão com doador infectado, porém são casos isolados e mal documentados.</text:span></text:p>
          <text:p text:style-name="P54"/>
        </text:list-item>
        <text:list-item>
          <text:p text:style-name="P39">Formas de Contágio: A maioria das formas de contágio ocorre por contato com secreções orgânicas do ser infectado, sendo geralmente a saliva, o sangue ou resíduos de feridas, portanto deve-se ter um grande cuidado ao tratar tais resíduos em caso de algum tipo contato com eles seja por qual for o motivo, principalmente em animais.</text:p>
          <text:p text:style-name="P39"/>
        </text:list-item>
        <text:list-item>
          <text:p text:style-name="P12"><text:span text:style-name="T28">Sintomas: </text:span><text:span text:style-name="T23">Os primeiros sintomas da raiva podem ser sinais não específicos similares à gripe, mal-estar, febre ou dor de cabeça.</text:span><text:span text:style-name="T28"> O</text:span><text:span text:style-name="T23">s quais podem durar por dias. Pode haver desconforto ou parestesia</text:span><text:span text:style-name="T28"> (sensações subjetivas como frio, calor, formigamento, pressão) </text:span><text:span text:style-name="T23">no local da exposição (</text:span><text:span text:style-name="T28">ferida</text:span><text:span text:style-name="T23">), progredindo em dias para sintomas de disfunção cerebral, ansiedade, confusão e agitação, evoluindo até delírio, comportamento anormal, alucinações, hidrofobia e insônia.</text:span></text:p>
        </text:list-item>
      </text:list>
      <text:p text:style-name="P36"/>
      <text:p text:style-name="P36"/>
      <text:p text:style-name="P36"/>
      <text:p text:style-name="P36"/>
      <text:p text:style-name="P36"/>
      <text:p text:style-name="P36"/>
      <text:p text:style-name="P36"/>
      <text:p text:style-name="P36"/>
      <text:list xml:id="list235756743097480" text:continue-numbering="true" text:style-name="L10">
        <text:list-item>
          <text:p text:style-name="P12"><text:soft-page-break/><text:span text:style-name="T28">Tratamento: </text:span><text:span text:style-name="T23">A ferida deve ser limpa com sabão e água antes de qualquer outra medida. Procure auxílio médico profissional logo em seguida para fazer os exames necessários. O médico deverá limpar bem a ferida novamente e remover quaisquer objetos estranhos. Na maioria das vezes, não são dados pontos nas feridas causadas pela mordida. </text:span><text:span text:style-name="T13">Se houver risco de raiva, você receberá uma série de vacinas preventivas. Essas vacinas são dadas, geralmente, em cinco doses durante 28 dias. A maioria dos pacientes também recebe um tratamento chamado imunoglobulina humana para raiva (HRIG). Ele é administrado no dia da mordida.</text:span></text:p>
          <text:p text:style-name="P26"/>
        </text:list-item>
        <text:list-item>
          <text:p text:style-name="P13"><text:span text:style-name="T29">Formas de Prevenção: </text:span><text:span text:style-name="T23">A vacina antirrábica é a melhor maneira de se prevenir contra a raiva. Além disso, certifique-se de que seus animais de estimação receberam as imunizações adequadas. </text:span><text:span text:style-name="T29">Além desses fatores é sempre importante tomar cuidado com contatos com animais selvagens ou de rua pois geralmente não estão devidamente imunizados e não como saber ao certo se podem transmitir a doença ou não e se irão agir de maneira passiva ou agressiva diante da presença humana.</text:span></text:p>
        </text:list-item>
      </text:list>
      <text:p text:style-name="P14"><text:span text:style-name="T29"/></text:p>
      <text:p text:style-name="P14"><text:span text:style-name="T29"/></text:p>
      <text:p text:style-name="P14"><text:span text:style-name="T29"/></text:p>
      <text:list xml:id="list1387992422056805437" text:style-name="L12">
        <text:list-item>
          <text:p text:style-name="P57"><text:span text:style-name="T35">S</text:span><text:span text:style-name="T34">arampo</text:span></text:p>
        </text:list-item>
      </text:list>
      <text:list xml:id="list8244593083769306287" text:style-name="L13">
        <text:list-item>
          <text:p text:style-name="P15"><text:span text:style-name="T30">Agente </text:span><text:span text:style-name="T31">Causador: </text:span><text:span text:style-name="T62">O sarampo tem como causa a infecção pelo mesmo vírus da </text:span><text:span text:style-name="T52">rubéola</text:span><text:span text:style-name="T62">, e é altamente infeccioso. O </text:span><text:span text:style-name="Emphasis"><text:span text:style-name="T71">Morbili virus</text:span></text:span><text:span text:style-name="Emphasis"><text:span text:style-name="T62"> </text:span></text:span><text:span text:style-name="T62">é um paramyxovirus de 100-200 nanômetro de diâmetro e tem um núcleo de um único RNA encalhado. É similar a outros vírus como o rinderpest, de enfermidade canina.</text:span></text:p>
          <text:p text:style-name="P15"><text:span text:style-name="T62"/></text:p>
        </text:list-item>
        <text:list-item>
          <text:p text:style-name="P16"><text:span text:style-name="T63">Agente Transmissor: A doença é causada pelo vírus do sarampo, do gênero </text:span><text:span text:style-name="Emphasis"><text:span text:style-name="T72">Morbillivirus</text:span></text:span><text:span text:style-name="Emphasis"><text:span text:style-name="T69"> </text:span></text:span><text:span text:style-name="T63">(MV), transmitido pela via respiratória. Os seres humanos são os únicos infectados por esse gênero do vírus. É importante conhecer os sintomas e transmissão do sarampo, pois a doença é potencialmente grave e é necessário acompanhamento dos pacientes, principalmente porque o sarampo pode ser confundido com outras doenças. </text:span><text:span text:style-name="T36"><text:s/></text:span></text:p>
          <text:p text:style-name="P16"><text:span text:style-name="T36"/></text:p>
        </text:list-item>
        <text:list-item>
          <text:p text:style-name="P16"><text:span text:style-name="T36">F</text:span><text:span text:style-name="T59">ormas de Contágio: </text:span><text:span text:style-name="T61">e transmitida de pessoa para pessoa através de secreções das vias respiratórias, como as eliminadas na tosse, espirros ou mesmo durante a fala. </text:span><text:span text:style-name="T13">Gotículas infecciosas a partir de secreções respiratórias de um paciente com sarampo podem permanecer no ar durante várias horas. Portanto, um contato direto com alguém infectado pode não ser necessário para a transmissão do vírus.</text:span></text:p>
          <text:p text:style-name="P16"><text:span text:style-name="T13"/></text:p>
        </text:list-item>
        <text:list-item>
          <text:p text:style-name="P17"><text:span text:style-name="T59">Sintomas: </text:span><text:span text:style-name="T64">As primeiras manifestações de sintomas são febre, que costuma ser alta, tosse, conjuntivite e coriza. Esses sintomas são facilmente confundidos com uma </text:span><text:span text:style-name="T67">gripe comum </text:span><text:span text:style-name="T64">e em geral, a transmissão é mais elevada nesse primeiro estágio da doença. Os primeiros sintomas aparecem entre 8 e 13 dias após entrar em contato com o vírus, esse é o período de incubação dele, após surgirem, os primeiros sintomas duram em média 5 dias, depois aparecem as erupções na pele. As manchas começam na face e descem para pescoço, tronco e membros. Em geral, essa fase dura aproximadamente 6 dias. Em seguida, as manchas, que eram avermelhadas, escurecem, ficando num tom mais amarronzado e descamam. Surgem também lesões da mucosa oral chamadas manchas de </text:span><text:span text:style-name="Emphasis"><text:span text:style-name="T70">Koplik</text:span></text:span><text:span text:style-name="T64">, que são pequenas placas avermelhadas com pontos brancos centrais próximas aos molares.</text:span><text:span text:style-name="T60"> </text:span></text:p>
          <text:p text:style-name="P17"><text:span text:style-name="T60"/></text:p>
        </text:list-item>
        <text:list-item>
          <text:p text:style-name="P17"><text:span text:style-name="T60">Tratamento: </text:span><text:span text:style-name="T61">Uma vez que os sintomas do sarampo já tenham surgidos, não há tratamento específico para a doença. A única coisa a fazer é dar suporte e esperar que a doença se cure sozinha. Nas crianças, a administração de vitamina A parece reduzir a incidência de casos graves. </text:span><text:span text:style-name="T13">A febre pode ser controlada com antipiréticos comuns, como Paracetamol. Não se deve usar nunca a aspirina (AAS) no sarampo, devido ao risco de síndrome de Reye, uma </text:span><text:soft-page-break/><text:span text:style-name="T13">doença rara, mas com alta mortalidade, caraterizada por edema cerebral e lesão do fígado.</text:span></text:p>
          <text:p text:style-name="P17"><text:span text:style-name="T60"/></text:p>
        </text:list-item>
        <text:list-item>
          <text:p text:style-name="P17"><text:span text:style-name="T60">Prevenção: </text:span><text:span text:style-name="T61">Como não há tratamento efetivo durante a fase de sintomas, o controle do sarampo deve ser voltado para a prevenção. Nas últimas décadas, devido a ampla cobertura vacinal na maioria dos países, o sarampo de tornou uma doença pouco comum. No Brasil, por exemplo, não há circulação do vírus entre a população desde o início da década de 2000. A vacina contra sarampo é feita com vírus vivo atenuado e faz parte do calendário vacinal nacional.</text:span><text:span text:style-name="T34"> </text:span></text:p>
        </text:list-item>
      </text:list>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serif"/>
    <style:font-face style:name="Lucida Grande" svg:font-family="'Lucida Grande', Verdana, Arial, sans-serif"/>
    <style:font-face style:name="Tahoma2" svg:font-family="Tahoma"/>
    <style:font-face style:name="Tahoma" svg:font-family="Tahoma, Verdana, Segoe,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51S</meta:editing-duration>
    <meta:editing-cycles>4</meta:editing-cycles>
    <meta:generator>LibreOffice/5.2.7.2$Windows_x86 LibreOffice_project/2b7f1e640c46ceb28adf43ee075a6e8b8439ed10</meta:generator>
    <dc:date>2018-03-12T23:57:54.460000000</dc:date>
    <meta:document-statistic meta:table-count="0" meta:image-count="0" meta:object-count="0" meta:page-count="6" meta:paragraph-count="47" meta:word-count="2617" meta:character-count="16225" meta:non-whitespace-character-count="13673"/>
    <meta:user-defined meta:name="Info 1"/>
    <meta:user-defined meta:name="Info 2"/>
    <meta:user-defined meta:name="Info 3"/>
    <meta:user-defined meta:name="Info 4"/>
  </office:meta>
</office:document-meta>
</file>